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Young’s Modulus 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kPa</text:p>
          </table:table-cell>
          <table:table-cell/>
          <table:table-cell office:value-type="float" office:value="0.0575" calcext:value-type="float">
            <text:p>0.0575</text:p>
          </table:table-cell>
          <table:table-cell office:value-type="float" office:value="0.0119" calcext:value-type="float">
            <text:p>0.0119</text:p>
          </table:table-cell>
          <table:table-cell/>
        </table:table-row>
        <table:table-row table:style-name="ro1">
          <table:table-cell office:value-type="string" calcext:value-type="string">
            <text:p>Radius of pelvic floor</text:p>
          </table:table-cell>
          <table:table-cell table:formula="of:=0.0575*2" office:value-type="float" office:value="0.115" calcext:value-type="float">
            <text:p>0.115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.08625" calcext:value-type="float">
            <text:p>0.08625</text:p>
          </table:table-cell>
          <table:table-cell office:value-type="float" office:value="0.04957" calcext:value-type="float">
            <text:p>0.04957</text:p>
          </table:table-cell>
          <table:table-cell/>
        </table:table-row>
        <table:table-row table:style-name="ro1">
          <table:table-cell office:value-type="string" calcext:value-type="string">
            <text:p>Mass of force on pelvic floo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0.13567" calcext:value-type="float">
            <text:p>0.13567</text:p>
          </table:table-cell>
          <table:table-cell table:formula="of:=([.F3]-[.F1])/[.F1]*100" office:value-type="float" office:value="1040.08403361345" calcext:value-type="float">
            <text:p>1040.08403361345</text:p>
          </table:table-cell>
        </table:table-row>
        <table:table-row table:style-name="ro1">
          <table:table-cell office:value-type="string" calcext:value-type="string">
            <text:p>Area of pelvic floor</text:p>
          </table:table-cell>
          <table:table-cell table:formula="of:=PI()*[.B2]*[.B2]" office:value-type="float" office:value="0.041547562843725" calcext:value-type="float">
            <text:p>0.041547562843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ure</text:p>
          </table:table-cell>
          <table:table-cell table:formula="of:=[.B3]*9.814/[.B4]/1000" office:value-type="float" office:value="2.00779526620534" calcext:value-type="float">
            <text:p>2.00779526620534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8.03118106482136" calcext:value-type="float">
            <text:p>8.0311810648213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lection</text:p>
          </table:table-cell>
          <table:table-cell table:style-name="ce1" table:formula="of:=0.9 * [.B2]^3 * SQRT(([.B6]*[.B2])/([.B1]*[.B7])) * 1000" office:value-type="float" office:value="0.135678405946671" calcext:value-type="float">
            <text:p>0.13567840594667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01:24.493898088</meta:creation-date>
    <dc:date>2018-12-09T18:12:20.104856625</dc:date>
    <meta:editing-duration>PT10M55S</meta:editing-duration>
    <meta:editing-cycles>3</meta:editing-cycles>
    <meta:generator>LibreOffice/6.1.2.1$Linux_X86_64 LibreOffice_project/10$Build-1</meta:generator>
    <meta:document-statistic meta:table-count="1" meta:cell-count="30" meta:object-count="0"/>
  </office:meta>
</office:document-meta>
</file>